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table table:name="AOC202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2">
          <table:table-cell office:value-type="string">
            <text:p>Day/Part</text:p>
          </table:table-cell>
          <table:table-cell table:style-name="ce1" office:value-type="string">
            <text:p>Gdscript Time</text:p>
          </table:table-cell>
          <table:table-cell table:style-name="ce1" office:value-type="string">
            <text:p>Rust Time</text:p>
          </table:table-cell>
          <table:table-cell table:style-name="ce1" table:number-columns-repeated="1021"/>
        </table:table-row>
        <table:table-row table:style-name="ro2">
          <table:table-cell office:value-type="string">
            <text:p>`1/1</text:p>
          </table:table-cell>
          <table:table-cell office:value-type="string">
            <text:p>2ms</text:p>
          </table:table-cell>
          <table:table-cell office:value-type="string">
            <text:p>2.24ms</text:p>
          </table:table-cell>
          <table:table-cell table:number-columns-repeated="1021"/>
        </table:table-row>
        <table:table-row table:style-name="ro2">
          <table:table-cell office:value-type="string">
            <text:p>`1/2</text:p>
          </table:table-cell>
          <table:table-cell office:value-type="string">
            <text:p>64ms</text:p>
          </table:table-cell>
          <table:table-cell office:value-type="string">
            <text:p>8.82ms</text:p>
          </table:table-cell>
          <table:table-cell table:number-columns-repeated="1021"/>
        </table:table-row>
        <table:table-row table:style-name="ro2">
          <table:table-cell office:value-type="string">
            <text:p>`2/1</text:p>
          </table:table-cell>
          <table:table-cell office:value-type="string">
            <text:p>7ms</text:p>
          </table:table-cell>
          <table:table-cell office:value-type="string">
            <text:p>2.78ms</text:p>
          </table:table-cell>
          <table:table-cell table:number-columns-repeated="1021"/>
        </table:table-row>
        <table:table-row table:style-name="ro2">
          <table:table-cell office:value-type="string">
            <text:p>`2/2</text:p>
          </table:table-cell>
          <table:table-cell office:value-type="string">
            <text:p>10ms</text:p>
          </table:table-cell>
          <table:table-cell office:value-type="string">
            <text:p>3.65ms</text:p>
          </table:table-cell>
          <table:table-cell table:number-columns-repeated="1021"/>
        </table:table-row>
        <table:table-row table:style-name="ro2">
          <table:table-cell office:value-type="string">
            <text:p>`3/1</text:p>
          </table:table-cell>
          <table:table-cell office:value-type="string">
            <text:p>18ms</text:p>
          </table:table-cell>
          <table:table-cell office:value-type="string">
            <text:p>3.6ms</text:p>
          </table:table-cell>
          <table:table-cell table:number-columns-repeated="1021"/>
        </table:table-row>
        <table:table-row table:style-name="ro2">
          <table:table-cell office:value-type="string">
            <text:p>`3/2</text:p>
          </table:table-cell>
          <table:table-cell office:value-type="string">
            <text:p>4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4/1</text:p>
          </table:table-cell>
          <table:table-cell office:value-type="string">
            <text:p>30ms</text:p>
          </table:table-cell>
          <table:table-cell office:value-type="string">
            <text:p>17.67ms</text:p>
          </table:table-cell>
          <table:table-cell table:number-columns-repeated="1021"/>
        </table:table-row>
        <table:table-row table:style-name="ro2">
          <table:table-cell office:value-type="string">
            <text:p>`4/2</text:p>
          </table:table-cell>
          <table:table-cell office:value-type="string">
            <text:p>20ms</text:p>
          </table:table-cell>
          <table:table-cell office:value-type="string">
            <text:p>3.25ms</text:p>
          </table:table-cell>
          <table:table-cell table:number-columns-repeated="1021"/>
        </table:table-row>
        <table:table-row table:style-name="ro2">
          <table:table-cell office:value-type="string">
            <text:p>`5/1</text:p>
          </table:table-cell>
          <table:table-cell office:value-type="string">
            <text:p>209ms</text:p>
          </table:table-cell>
          <table:table-cell office:value-type="string">
            <text:p>20.12ms</text:p>
          </table:table-cell>
          <table:table-cell table:number-columns-repeated="1021"/>
        </table:table-row>
        <table:table-row table:style-name="ro2">
          <table:table-cell office:value-type="string">
            <text:p>`5/2</text:p>
          </table:table-cell>
          <table:table-cell office:value-type="string">
            <text:p>480ms</text:p>
          </table:table-cell>
          <table:table-cell office:value-type="string">
            <text:p>64.01ms</text:p>
          </table:table-cell>
          <table:table-cell table:number-columns-repeated="1021"/>
        </table:table-row>
        <table:table-row table:style-name="ro2">
          <table:table-cell office:value-type="string">
            <text:p>`6/1</text:p>
          </table:table-cell>
          <table:table-cell office:value-type="string">
            <text:p>10ms</text:p>
          </table:table-cell>
          <table:table-cell office:value-type="string">
            <text:p>2.76ms</text:p>
          </table:table-cell>
          <table:table-cell table:number-columns-repeated="1021"/>
        </table:table-row>
        <table:table-row table:style-name="ro2">
          <table:table-cell office:value-type="string">
            <text:p>`6/2</text:p>
          </table:table-cell>
          <table:table-cell office:value-type="string">
            <text:p>150.17sec</text:p>
          </table:table-cell>
          <table:table-cell office:value-type="string">
            <text:p>366sec</text:p>
          </table:table-cell>
          <table:table-cell office:value-type="string">
            <text:p>Proof that the godot devs are better than me</text:p>
          </table:table-cell>
          <table:table-cell table:number-columns-repeated="1020"/>
        </table:table-row>
        <table:table-row table:style-name="ro2">
          <table:table-cell office:value-type="string">
            <text:p>`7/1</text:p>
          </table:table-cell>
          <table:table-cell office:value-type="string">
            <text:p>85ms</text:p>
          </table:table-cell>
          <table:table-cell office:value-type="string">
            <text:p>21.85ms</text:p>
          </table:table-cell>
          <table:table-cell table:number-columns-repeated="1021"/>
        </table:table-row>
        <table:table-row table:style-name="ro2">
          <table:table-cell office:value-type="string">
            <text:p>`7/2</text:p>
          </table:table-cell>
          <table:table-cell office:value-type="string">
            <text:p>10.56sec</text:p>
          </table:table-cell>
          <table:table-cell office:value-type="string">
            <text:p>5.12sec</text:p>
          </table:table-cell>
          <table:table-cell table:number-columns-repeated="1021"/>
        </table:table-row>
        <table:table-row table:style-name="ro2">
          <table:table-cell office:value-type="string">
            <text:p>`8/1</text:p>
          </table:table-cell>
          <table:table-cell office:value-type="string">
            <text:p>2ms</text:p>
          </table:table-cell>
          <table:table-cell office:value-type="string">
            <text:p>1.25ms</text:p>
          </table:table-cell>
          <table:table-cell table:number-columns-repeated="1021"/>
        </table:table-row>
        <table:table-row table:style-name="ro2">
          <table:table-cell office:value-type="string">
            <text:p>`8/2</text:p>
          </table:table-cell>
          <table:table-cell office:value-type="string">
            <text:p>3ms</text:p>
          </table:table-cell>
          <table:table-cell office:value-type="string">
            <text:p>1.28ms</text:p>
          </table:table-cell>
          <table:table-cell table:number-columns-repeated="1021"/>
        </table:table-row>
        <table:table-row table:style-name="ro2">
          <table:table-cell office:value-type="string">
            <text:p>`9/1</text:p>
          </table:table-cell>
          <table:table-cell office:value-type="string">
            <text:p>33ms</text:p>
          </table:table-cell>
          <table:table-cell office:value-type="string">
            <text:p>14.16ms</text:p>
          </table:table-cell>
          <table:table-cell table:number-columns-repeated="1021"/>
        </table:table-row>
        <table:table-row table:style-name="ro2">
          <table:table-cell office:value-type="string">
            <text:p>`9/2</text:p>
          </table:table-cell>
          <table:table-cell office:value-type="string">
            <text:p>25.09sec</text:p>
          </table:table-cell>
          <table:table-cell office:value-type="string">
            <text:p>53.74sec</text:p>
          </table:table-cell>
          <table:table-cell table:number-columns-repeated="1021"/>
        </table:table-row>
        <table:table-row table:style-name="ro2">
          <table:table-cell office:value-type="string">
            <text:p>`10/1</text:p>
          </table:table-cell>
          <table:table-cell office:value-type="string">
            <text:p>29ms</text:p>
          </table:table-cell>
          <table:table-cell office:value-type="string">
            <text:p>3.62ms</text:p>
          </table:table-cell>
          <table:table-cell table:number-columns-repeated="1021"/>
        </table:table-row>
        <table:table-row table:style-name="ro2">
          <table:table-cell office:value-type="string">
            <text:p>`10/2</text:p>
          </table:table-cell>
          <table:table-cell office:value-type="string">
            <text:p>28ms</text:p>
          </table:table-cell>
          <table:table-cell office:value-type="string">
            <text:p>3.55ms</text:p>
          </table:table-cell>
          <table:table-cell table:number-columns-repeated="1021"/>
        </table:table-row>
        <table:table-row table:style-name="ro2">
          <table:table-cell office:value-type="string">
            <text:p>`11/1</text:p>
          </table:table-cell>
          <table:table-cell office:value-type="string">
            <text:p>7ms</text:p>
          </table:table-cell>
          <table:table-cell office:value-type="string">
            <text:p>7.58ms</text:p>
          </table:table-cell>
          <table:table-cell table:number-columns-repeated="1021"/>
        </table:table-row>
        <table:table-row table:style-name="ro2">
          <table:table-cell office:value-type="string">
            <text:p>`11/2</text:p>
          </table:table-cell>
          <table:table-cell office:value-type="string">
            <text:p>0.92sec</text:p>
          </table:table-cell>
          <table:table-cell office:value-type="string">
            <text:p>2.21sec</text:p>
          </table:table-cell>
          <table:table-cell table:number-columns-repeated="1021"/>
        </table:table-row>
        <table:table-row table:style-name="ro2">
          <table:table-cell office:value-type="string">
            <text:p>`12/1</text:p>
          </table:table-cell>
          <table:table-cell office:value-type="string">
            <text:p>139ms</text:p>
          </table:table-cell>
          <table:table-cell office:value-type="string">
            <text:p>41.25ms</text:p>
          </table:table-cell>
          <table:table-cell table:number-columns-repeated="1021"/>
        </table:table-row>
        <table:table-row table:style-name="ro2">
          <table:table-cell office:value-type="string">
            <text:p>`12/2</text:p>
          </table:table-cell>
          <table:table-cell office:value-type="string">
            <text:p>139ms</text:p>
          </table:table-cell>
          <table:table-cell office:value-type="string">
            <text:p>41.06ms</text:p>
          </table:table-cell>
          <table:table-cell table:number-columns-repeated="1021"/>
        </table:table-row>
        <table:table-row table:style-name="ro2">
          <table:table-cell office:value-type="string">
            <text:p>`13/1</text:p>
          </table:table-cell>
          <table:table-cell office:value-type="string">
            <text:p>5ms</text:p>
          </table:table-cell>
          <table:table-cell office:value-type="string">
            <text:p>2.97ms</text:p>
          </table:table-cell>
          <table:table-cell table:number-columns-repeated="1021"/>
        </table:table-row>
        <table:table-row table:style-name="ro2">
          <table:table-cell office:value-type="string">
            <text:p>`13/2</text:p>
          </table:table-cell>
          <table:table-cell office:value-type="string">
            <text:p>5ms</text:p>
          </table:table-cell>
          <table:table-cell office:value-type="string">
            <text:p>2.95ms</text:p>
          </table:table-cell>
          <table:table-cell table:number-columns-repeated="102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31">12/31/2024</text:date>, <text:time>14:3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24-12-26T11:28:44.46</meta:creation-date>
    <dc:date>2024-12-31T14:37:43</dc:date>
    <dc:creator>m c</dc:creator>
    <meta:editing-duration>P4DT5H27M56S</meta:editing-duration>
    <meta:editing-cycles>44</meta:editing-cycles>
    <meta:generator>OpenOffice/4.1.5$Win32 OpenOffice.org_project/415m1$Build-9789</meta:generator>
    <meta:document-statistic meta:table-count="3" meta:cell-count="82" meta:object-count="0"/>
  </office:meta>
</office:document-meta>
</file>